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80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Damage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  <table:table-cell office:value-type="string">
            <text:p>Types</text:p>
          </table:table-cell>
          <table:table-cell office:value-type="string">
            <text:p>Ships</text:p>
          </table:table-cell>
        </table:table-row>
        <table:table-row table:style-name="ro1">
          <table:table-cell office:value-type="string">
            <text:p>Hull Plating I </text:p>
          </table:table-cell>
          <table:table-cell office:value-type="string">
            <text:p>hullplat1</text:p>
          </table:table-cell>
          <table:table-cell office:value-type="float" office:value="200">
            <text:p>2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ull Plating II</text:p>
          </table:table-cell>
          <table:table-cell office:value-type="string">
            <text:p>hullplat2</text:p>
          </table:table-cell>
          <table:table-cell office:value-type="float" office:value="250">
            <text:p>250</text:p>
          </table:table-cell>
          <table:table-cell office:value-type="string">
            <text:p>hullplat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ull Plating III</text:p>
          </table:table-cell>
          <table:table-cell office:value-type="string">
            <text:p>hullplat3</text:p>
          </table:table-cell>
          <table:table-cell office:value-type="float" office:value="300">
            <text:p>300</text:p>
          </table:table-cell>
          <table:table-cell office:value-type="string">
            <text:p>hullplat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Use the Force Luke</text:p>
          </table:table-cell>
          <table:table-cell office:value-type="string">
            <text:p>utforcel</text:p>
          </table:table-cell>
          <table:table-cell office:value-type="float" office:value="1000">
            <text:p>100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Capital Ship</text:p>
          </table:table-cell>
          <table:table-cell office:value-type="string">
            <text:p>None</text:p>
          </table:table-cell>
          <table:table-cell office:value-type="string">
            <text:p>X-Wing</text:p>
          </table:table-cell>
        </table:table-row>
        <table:table-row table:style-name="ro1">
          <table:table-cell office:value-type="string">
            <text:p>Proton Torpedoes</text:p>
          </table:table-cell>
          <table:table-cell office:value-type="string">
            <text:p>prottorp</text:p>
          </table:table-cell>
          <table:table-cell office:value-type="float" office:value="220">
            <text:p>22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Bomber</text:p>
          </table:table-cell>
          <table:table-cell office:value-type="string">
            <text:p>X-Wing</text:p>
          </table:table-cell>
        </table:table-row>
        <table:table-row table:style-name="ro1">
          <table:table-cell office:value-type="string">
            <text:p>Laser Technology I</text:p>
          </table:table-cell>
          <table:table-cell office:value-type="string">
            <text:p>lasertech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Fighter</text:p>
          </table:table-cell>
          <table:table-cell office:value-type="string">
            <text:p>White Star</text:p>
          </table:table-cell>
        </table:table-row>
        <table:table-row table:style-name="ro1">
          <table:table-cell office:value-type="string">
            <text:p>Laser Technology II</text:p>
          </table:table-cell>
          <table:table-cell office:value-type="string">
            <text:p>lasertech2</text:p>
          </table:table-cell>
          <table:table-cell office:value-type="float" office:value="125">
            <text:p>125</text:p>
          </table:table-cell>
          <table:table-cell office:value-type="string">
            <text:p>lasertech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Fighter</text:p>
          </table:table-cell>
          <table:table-cell office:value-type="string">
            <text:p>White Star</text:p>
          </table:table-cell>
        </table:table-row>
        <table:table-row table:style-name="ro1">
          <table:table-cell office:value-type="string">
            <text:p>Laser Technology III</text:p>
          </table:table-cell>
          <table:table-cell office:value-type="string">
            <text:p>lasertech3</text:p>
          </table:table-cell>
          <table:table-cell office:value-type="float" office:value="175">
            <text:p>175</text:p>
          </table:table-cell>
          <table:table-cell office:value-type="string">
            <text:p>lasertech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Fighter</text:p>
          </table:table-cell>
          <table:table-cell office:value-type="string">
            <text:p>White Star</text:p>
          </table:table-cell>
        </table:table-row>
        <table:table-row table:style-name="ro1">
          <table:table-cell office:value-type="string">
            <text:p>Laser Cannons Mk 1</text:p>
          </table:table-cell>
          <table:table-cell office:value-type="string">
            <text:p>lasercan1</text:p>
          </table:table-cell>
          <table:table-cell office:value-type="float" office:value="100">
            <text:p>100</text:p>
          </table:table-cell>
          <table:table-cell office:value-type="string">
            <text:p>lasertech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Capital Ship</text:p>
          </table:table-cell>
          <table:table-cell office:value-type="string">
            <text:p>Non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07/22/2008</text:date>, <text:time>15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7-22T15:59:28</dc:date>
    <meta:editing-cycles>8</meta:editing-cycles>
    <meta:editing-duration>PT35M47S</meta:editing-duration>
    <meta:user-defined meta:name="Info 1"/>
    <meta:user-defined meta:name="Info 2"/>
    <meta:user-defined meta:name="Info 3"/>
    <meta:user-defined meta:name="Info 4"/>
    <meta:document-statistic meta:table-count="3" meta:cell-count="106"/>
  </office:meta>
</office:document-meta>
</file>